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6ba33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6f518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7780b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78f08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7b956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6ba339" officeooo:paragraph-rsid="0087b4a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29a4b" officeooo:paragraph-rsid="00729a4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3b0be" officeooo:paragraph-rsid="0073b0be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8483a6" officeooo:paragraph-rsid="008483a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8483a6" officeooo:paragraph-rsid="00bcd3c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896dbd" officeooo:paragraph-rsid="00896db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896dbd" officeooo:paragraph-rsid="009aede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896dbd" officeooo:paragraph-rsid="009f21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b9560" officeooo:paragraph-rsid="009503d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b9560" officeooo:paragraph-rsid="007b956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b9560" officeooo:paragraph-rsid="00beb8a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e2046" officeooo:paragraph-rsid="009503d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7e2046" officeooo:paragraph-rsid="00c05fd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88099" officeooo:paragraph-rsid="009f21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aede0" officeooo:paragraph-rsid="009f21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officeooo:paragraph-rsid="00a82a1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2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officeooo:paragraph-rsid="00a92ac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3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officeooo:paragraph-rsid="00ad227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4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officeooo:paragraph-rsid="00ad67d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5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ced950" officeooo:paragraph-rsid="00ced95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26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bold" officeooo:rsid="00729a4b" officeooo:paragraph-rsid="00729a4b" style:font-name-asian="Times New Roman" style:font-size-asian="12pt" style:font-style-asian="normal" style:font-weight-asian="bold" style:font-name-complex="ACaslonPro-Regular" style:font-size-complex="12pt" style:font-style-complex="normal" style:font-weight-complex="bold"/>
    </style:style>
    <style:style style:name="P27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bold" officeooo:rsid="006ba339" officeooo:paragraph-rsid="006f5185" style:font-name-asian="Times New Roman" style:font-size-asian="12pt" style:font-style-asian="normal" style:font-weight-asian="bold" style:font-name-complex="ACaslonPro-Regular" style:font-size-complex="12pt" style:font-style-complex="normal" style:font-weight-complex="bold"/>
    </style:style>
    <style:style style:name="P28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bold" officeooo:rsid="0073b0be" officeooo:paragraph-rsid="0073b0be" style:font-name-asian="Times New Roman" style:font-size-asian="12pt" style:font-style-asian="normal" style:font-weight-asian="bold" style:font-name-complex="ACaslonPro-Regular" style:font-size-complex="12pt" style:font-style-complex="normal" style:font-weight-complex="bold"/>
    </style:style>
    <style:style style:name="P2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10pt" fo:font-style="normal" style:text-underline-style="none" fo:font-weight="normal" officeooo:rsid="00896dbd" officeooo:paragraph-rsid="00896dbd" style:font-name-asian="Times New Roman" style:font-size-asian="10pt" style:font-style-asian="normal" style:font-weight-asian="normal" style:font-name-complex="ACaslonPro-Regular" style:font-size-complex="10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Courier New1" fo:font-size="10pt" fo:font-style="normal" style:text-underline-style="none" fo:font-weight="normal" officeooo:rsid="0087b4ad" officeooo:paragraph-rsid="0087b4ad" style:font-name-asian="Times New Roman" style:font-size-asian="10pt" style:font-style-asian="normal" style:font-weight-asian="normal" style:font-name-complex="ACaslonPro-Regular" style:font-size-complex="10pt" style:font-style-complex="normal" style:font-weight-complex="normal"/>
    </style:style>
    <style:style style:name="P31" style:family="paragraph" style:parent-style-name="Standard">
      <style:paragraph-properties fo:text-align="justify" style:justify-single-word="false"/>
      <style:text-properties fo:color="#000000" officeooo:paragraph-rsid="0028716e" style:font-name-asian="Arial1" style:font-name-complex="Arial1"/>
    </style:style>
    <style:style style:name="P32" style:family="paragraph" style:parent-style-name="Standard">
      <style:paragraph-properties fo:text-align="justify" style:justify-single-word="false"/>
      <style:text-properties style:font-name="Times New Roman" fo:font-size="12pt" style:font-name-asian="Times New Roman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style:font-name="Times New Roman" fo:font-size="12pt" officeooo:rsid="006ba339" officeooo:paragraph-rsid="006ba339" style:font-name-asian="Times New Roman" style:font-size-asian="12pt" style:font-size-complex="12pt"/>
    </style:style>
    <style:style style:name="P34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6ba339" officeooo:paragraph-rsid="006fd97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6ba339" officeooo:paragraph-rsid="007b015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70c402" officeooo:paragraph-rsid="0070c40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87b4ad" officeooo:paragraph-rsid="0087b4a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8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87b4ad" officeooo:paragraph-rsid="009503d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39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9503d5" officeooo:paragraph-rsid="009503d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0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officeooo:paragraph-rsid="0096754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1" style:family="paragraph" style:parent-style-name="Standard">
      <style:paragraph-properties fo:text-align="justify" style:justify-single-word="false" style:text-autospace="none"/>
      <style:text-properties fo:color="#6666ff" style:text-line-through-style="none" style:text-line-through-type="none" style:font-name="Times New Roman" fo:font-size="12pt" fo:font-style="normal" style:text-underline-style="none" fo:font-weight="normal" officeooo:rsid="00a82a17" officeooo:paragraph-rsid="00a92ac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42" style:family="paragraph" style:parent-style-name="Standard">
      <style:paragraph-properties fo:text-align="justify" style:justify-single-word="false" style:text-autospace="none"/>
      <style:text-properties officeooo:paragraph-rsid="00967544"/>
    </style:style>
    <style:style style:name="P43" style:family="paragraph" style:parent-style-name="Standard">
      <style:paragraph-properties fo:text-align="justify" style:justify-single-word="false" style:text-autospace="none"/>
      <style:text-properties officeooo:paragraph-rsid="00a82a17"/>
    </style:style>
    <style:style style:name="P44" style:family="paragraph" style:parent-style-name="Standard">
      <style:paragraph-properties fo:text-align="justify" style:justify-single-word="false" style:text-autospace="none"/>
      <style:text-properties officeooo:paragraph-rsid="00a92ac6"/>
    </style:style>
    <style:style style:name="P45" style:family="paragraph" style:parent-style-name="Standard">
      <style:paragraph-properties fo:text-align="justify" style:justify-single-word="false" style:text-autospace="none"/>
      <style:text-properties officeooo:paragraph-rsid="00a98e82"/>
    </style:style>
    <style:style style:name="P46" style:family="paragraph" style:parent-style-name="Standard">
      <style:paragraph-properties fo:text-align="justify" style:justify-single-word="false" style:text-autospace="none"/>
      <style:text-properties officeooo:paragraph-rsid="00ad67d4"/>
    </style:style>
    <style:style style:name="P47" style:family="paragraph" style:parent-style-name="Standard">
      <style:paragraph-properties fo:text-align="justify" style:justify-single-word="false" style:text-autospace="none"/>
      <style:text-properties officeooo:paragraph-rsid="00c5e01c"/>
    </style:style>
    <style:style style:name="P48" style:family="paragraph" style:parent-style-name="Standard" style:master-page-name="First_20_Page">
      <style:paragraph-properties fo:text-align="justify" style:justify-single-word="false" style:page-number="auto"/>
      <style:text-properties style:font-name="Times New Roman" fo:font-size="12pt" style:font-name-asian="Times New Roman" style:font-size-asian="12pt" style:font-size-complex="12pt"/>
    </style:style>
    <style:style style:name="P49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ced950" officeooo:paragraph-rsid="00ced95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0" style:family="paragraph" style:parent-style-name="Standard" style:list-style-name="L1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c7a266" officeooo:paragraph-rsid="00d208d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1" style:family="paragraph" style:parent-style-name="Standard">
      <style:paragraph-properties fo:text-align="justify" style:justify-single-word="false" style:text-autospace="none"/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officeooo:paragraph-rsid="00d208d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P52" style:family="paragraph" style:parent-style-name="Standard">
      <style:paragraph-properties fo:text-align="justify" style:justify-single-word="false" style:text-autospace="none"/>
      <style:text-properties officeooo:paragraph-rsid="00d208d9"/>
    </style:style>
    <style:style style:name="P53" style:family="paragraph" style:parent-style-name="Standard">
      <style:paragraph-properties fo:text-align="justify" style:justify-single-word="false" style:text-autospace="none"/>
      <style:text-properties officeooo:paragraph-rsid="00ccaea1"/>
    </style:style>
    <style:style style:name="P54" style:family="paragraph" style:parent-style-name="Standard">
      <style:paragraph-properties fo:text-align="justify" style:justify-single-word="false" style:text-autospace="none"/>
      <style:text-properties officeooo:paragraph-rsid="00d26bef"/>
    </style:style>
    <style:style style:name="P55" style:family="paragraph" style:parent-style-name="Standard" style:list-style-name="L1">
      <style:paragraph-properties fo:text-align="justify" style:justify-single-word="false" style:text-autospace="none"/>
      <style:text-properties officeooo:paragraph-rsid="00d208d9"/>
    </style:style>
    <style:style style:name="P56" style:family="paragraph" style:parent-style-name="Standard">
      <style:paragraph-properties fo:text-align="justify" style:justify-single-word="false"/>
      <style:text-properties officeooo:paragraph-rsid="00d26bef"/>
    </style:style>
    <style:style style:name="T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8483a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96754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96b2e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87b4a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98809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4bf2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6943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82a1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92ac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d227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ad67d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b1f3c0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b2d21d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b5089b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47f1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5e01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19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caea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0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df2a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7a26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b4a13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917c8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9add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e242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cc3c82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d208d9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Times New Roman" fo:font-size="12pt" fo:font-style="normal" style:text-underline-style="none" fo:font-weight="normal" officeooo:rsid="00d26be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87b4ad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0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ce2427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1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c917c8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2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c9add4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3" style:family="text">
      <style:text-properties fo:color="#000000" style:text-line-through-style="none" style:text-line-through-type="none" style:font-name="Times New Roman" fo:font-size="12pt" fo:font-style="italic" style:text-underline-style="none" fo:font-weight="normal" officeooo:rsid="00cc3c82" style:font-name-asian="Times New Roman" style:font-size-asian="12pt" style:font-style-asian="italic" style:font-weight-asian="normal" style:font-name-complex="ACaslonPro-Regular" style:font-size-complex="12pt" style:font-style-complex="italic" style:font-weight-complex="normal"/>
    </style:style>
    <style:style style:name="T34" style:family="text">
      <style:text-properties fo:color="#000000" style:text-line-through-style="none" style:text-line-through-type="none" style:text-position="super 58%" style:font-name="Times New Roman" fo:font-size="12pt" fo:font-style="normal" style:text-underline-style="none" fo:font-weight="normal" officeooo:rsid="00ccaea1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5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103e35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6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96754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7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a82a1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8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a92ac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39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ad67d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0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c5e01c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1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c8e2b6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2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ce2427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3" style:family="text">
      <style:text-properties fo:color="#6666ff" style:text-line-through-style="none" style:text-line-through-type="none" style:font-name="Times New Roman" fo:font-size="12pt" fo:font-style="normal" style:text-underline-style="none" fo:font-weight="normal" officeooo:rsid="00d26bef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4" style:family="text">
      <style:text-properties fo:color="#6666ff" style:text-line-through-style="none" style:text-line-through-type="none" style:text-position="super 58%" style:font-name="Times New Roman" fo:font-size="12pt" fo:font-style="normal" style:text-underline-style="none" fo:font-weight="normal" officeooo:rsid="00967544" style:font-name-asian="Times New Roman" style:font-size-asian="12pt" style:font-style-asian="normal" style:font-weight-asian="normal" style:font-name-complex="ACaslonPro-Regular" style:font-size-complex="12pt" style:font-style-complex="normal" style:font-weight-complex="normal"/>
    </style:style>
    <style:style style:name="T45" style:family="text">
      <style:text-properties officeooo:rsid="006358c3"/>
    </style:style>
    <style:style style:name="T46" style:family="text">
      <style:text-properties officeooo:rsid="006d7e8e"/>
    </style:style>
    <style:style style:name="T47" style:family="text">
      <style:text-properties officeooo:rsid="006f5185"/>
    </style:style>
    <style:style style:name="T48" style:family="text">
      <style:text-properties officeooo:rsid="003316af"/>
    </style:style>
    <style:style style:name="T49" style:family="text">
      <style:text-properties officeooo:rsid="00729a4b"/>
    </style:style>
    <style:style style:name="T50" style:family="text">
      <style:text-properties officeooo:rsid="007510cf"/>
    </style:style>
    <style:style style:name="T51" style:family="text">
      <style:text-properties officeooo:rsid="0075a511"/>
    </style:style>
    <style:style style:name="T52" style:family="text">
      <style:text-properties officeooo:rsid="007780bd"/>
    </style:style>
    <style:style style:name="T53" style:family="text">
      <style:text-properties officeooo:rsid="007b0153"/>
    </style:style>
    <style:style style:name="T54" style:family="text">
      <style:text-properties officeooo:rsid="007b9560"/>
    </style:style>
    <style:style style:name="T55" style:family="text">
      <style:text-properties fo:font-style="italic" style:font-style-asian="italic" style:font-style-complex="italic"/>
    </style:style>
    <style:style style:name="T56" style:family="text">
      <style:text-properties fo:font-style="italic" officeooo:rsid="007e2046" style:font-style-asian="italic" style:font-style-complex="italic"/>
    </style:style>
    <style:style style:name="T57" style:family="text">
      <style:text-properties fo:font-style="italic" officeooo:rsid="0087b4ad" style:font-style-asian="italic" style:font-style-complex="italic"/>
    </style:style>
    <style:style style:name="T58" style:family="text">
      <style:text-properties fo:font-style="italic" officeooo:rsid="00967544" style:font-style-asian="italic" style:font-style-complex="italic"/>
    </style:style>
    <style:style style:name="T59" style:family="text">
      <style:text-properties officeooo:rsid="007cde53"/>
    </style:style>
    <style:style style:name="T60" style:family="text">
      <style:text-properties officeooo:rsid="007e2046"/>
    </style:style>
    <style:style style:name="T61" style:family="text">
      <style:text-properties officeooo:rsid="0082de2f"/>
    </style:style>
    <style:style style:name="T62" style:family="text">
      <style:text-properties officeooo:rsid="0087b4ad"/>
    </style:style>
    <style:style style:name="T63" style:family="text">
      <style:text-properties officeooo:rsid="008a9036"/>
    </style:style>
    <style:style style:name="T64" style:family="text">
      <style:text-properties officeooo:rsid="009035b7"/>
    </style:style>
    <style:style style:name="T65" style:family="text">
      <style:text-properties officeooo:rsid="00915c77"/>
    </style:style>
    <style:style style:name="T66" style:family="text">
      <style:text-properties officeooo:rsid="009503d5"/>
    </style:style>
    <style:style style:name="T67" style:family="text">
      <style:text-properties officeooo:rsid="00967544"/>
    </style:style>
    <style:style style:name="T68" style:family="text">
      <style:text-properties officeooo:rsid="0098d7c3"/>
    </style:style>
    <style:style style:name="T69" style:family="text">
      <style:text-properties officeooo:rsid="009aede0"/>
    </style:style>
    <style:style style:name="T70" style:family="text">
      <style:text-properties officeooo:rsid="009d2aa6"/>
    </style:style>
    <style:style style:name="T71" style:family="text">
      <style:text-properties officeooo:rsid="009f211d"/>
    </style:style>
    <style:style style:name="T72" style:family="text">
      <style:text-properties officeooo:rsid="00a1679e"/>
    </style:style>
    <style:style style:name="T73" style:family="text">
      <style:text-properties officeooo:rsid="00a1b20a"/>
    </style:style>
    <style:style style:name="T74" style:family="text">
      <style:text-properties officeooo:rsid="00a31681"/>
    </style:style>
    <style:style style:name="T75" style:family="text">
      <style:text-properties style:font-name="Times New Roman2" officeooo:rsid="00967544" style:font-name-asian="Times New Roman2" style:font-name-complex="Times New Roman2"/>
    </style:style>
    <style:style style:name="T76" style:family="text">
      <style:text-properties officeooo:rsid="00bcd3cb"/>
    </style:style>
    <style:style style:name="T77" style:family="text">
      <style:text-properties officeooo:rsid="00bee551"/>
    </style:style>
    <style:style style:name="T78" style:family="text">
      <style:text-properties officeooo:rsid="00c0ebda"/>
    </style:style>
    <style:style style:name="T79" style:family="text">
      <style:text-properties officeooo:rsid="00d36856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<text:span text:style-name="T76">M392</text:span> – <text:span text:style-name="T45">Construção e Análise de Algoritmos</text:span></text:p>
      <text:p text:style-name="P32">Prof. Napoleão Nepomuceno</text:p>
      <text:p text:style-name="P33">Otimização <text:span text:style-name="T47">da Aquisição </text:span>de Contratos d<text:span text:style-name="T46">o</text:span> <text:span text:style-name="T46">Mercado Livre de</text:span> Energia</text:p>
      <text:p text:style-name="P31"/>
      <text:p text:style-name="P36">Objetivos</text:p>
      <text:p text:style-name="P1"/>
      <text:p text:style-name="P4"><text:span text:style-name="T47">Neste projeto,</text:span> <text:span text:style-name="T47">abordamos o Problema de Aquisição </text:span>de Contratos d<text:span text:style-name="T46">o</text:span> <text:span text:style-name="T46">Mercado Livre de</text:span> Energia, <text:span text:style-name="T47">um problema de otimização de grande relevância prática no contexto atual, visto sua importância econômica e sua relação com o desenvolvimento sustentável. </text:span>Propõe-se este problema como mais uma ação da trajetória de formação discente em programação de computadores,<text:span text:style-name="T47"> com o objetivo de abordar conceitos e técnicas de construção e análise de algoritmos</text:span>, <text:span text:style-name="T47">faze</text:span>ndo <text:span text:style-name="T47">uso </text:span>de <text:span text:style-name="T47">algoritmos de busca e de ordenação, e empregando diferentes estratégias de resolução de problemas para tratar </text:span>situações reais.</text:p>
      <text:p text:style-name="P2"/>
      <text:p text:style-name="P34"><text:span text:style-name="T48">C</text:span>ontextualização</text:p>
      <text:p text:style-name="P2"/>
      <text:p text:style-name="P28">Fonte:</text:p>
      <text:p text:style-name="P8"><text:a xlink:type="simple" xlink:href="https://blog.bluesol.com.br/fazenda-solar/" text:style-name="Internet_20_link" text:visited-style-name="Visited_20_Internet_20_Link">https://blog.bluesol.com.br/fazenda-solar/</text:a> </text:p>
      <text:p text:style-name="P8"><text:a xlink:type="simple" xlink:href="https://www.portalsolar.com.br/como-vender-energia-solar" text:style-name="Internet_20_link" text:visited-style-name="Visited_20_Internet_20_Link">https://www.portalsolar.com.br/como-vender-energia-solar</text:a> </text:p>
      <text:p text:style-name="P2"/>
      <text:p text:style-name="P26">Geração de Energia Solar</text:p>
      <text:p text:style-name="P7"/>
      <text:p text:style-name="P2">Com a abundância de sol em nosso planeta e seu enorme potencial para geração elétrica, cultivar a produção de energia solar se tornou tão vantajoso que se criou uma nova modalidade no mundo: a fazenda solar. <text:span text:style-name="T50">C</text:span>om a alta aplicabilidade da tecnologia fotovoltaica e <text:span text:style-name="T50">a </text:span>oferta da luz do sol em todo lugar, qualquer pessoa ou empresa pode gerar a sua energia e utilizá-la para <text:span text:style-name="T49">diversos</text:span> fins, seja economizar na conta de luz, seja revendê-la.</text:p>
      <text:p text:style-name="P2"/>
      <text:p text:style-name="P2">No Brasil, enquanto o número de pessoas gerando energia em suas casas para desconto na conta de luz sobe ano a ano, projetos de usinas solares também começam a ganhar ritmo e se espalham pelo país, principalmente no Nordeste. <text:span text:style-name="T50">D</text:span>evido <text:span text:style-name="T50">à</text:span>s últimas regulamentações do segmento de geração distribuída, criou-<text:span text:style-name="T50">se</text:span> um novo modelo de comercialização de energia elétrica gerada por placas solares.</text:p>
      <text:p text:style-name="P2"/>
      <text:p text:style-name="P2"><text:span text:style-name="T50">Vale ainda ressaltar que </text:span>fazendas solares <text:span text:style-name="T52">ganharam destaque</text:span> devido ao uso de tecnologias de ponta e por deixarem 100% limpo o sistema elétrico de comunidades inteiras, tornando-se exemplo de sustentabilidade. </text:p>
      <text:p text:style-name="P2"/>
      <text:p text:style-name="P27">Mercado <text:span text:style-name="T49">L</text:span>ivre de <text:span text:style-name="T49">E</text:span>nergia</text:p>
      <text:p text:style-name="P2"/>
      <text:p text:style-name="P2">O <text:span text:style-name="T51">M</text:span>ercado <text:span text:style-name="T51">L</text:span>ivre de <text:span text:style-name="T51">E</text:span>nergia funciona como um ambiente de contratação livre, portanto, mais independente. Isto quer dizer que ele permite a comercialização de energia e estimula a livre concorrência entre produtores e geradores, tornando os custos para compra de energia elétrica mais acessíveis. <text:span text:style-name="T51">N</text:span>esse modelo de contratação, o consumidor pode escolher seu fornecedor de energia de acordo com o SIN (Sistema Interligado Nacional) e negociar seus preços, preferências e conveniências.</text:p>
      <text:p text:style-name="P2"/>
      <text:p text:style-name="P5"><text:span text:style-name="T52">Na verdade, o</text:span>s consumidores do mercado livre podem <text:span text:style-name="T54">adquirir</text:span> energia diretamente das fontes geradoras, como hidrelétricas e termelétricas, ou das comercializadoras, como concessionárias e permissionárias, através de contratos <text:span text:style-name="T54">pelos quais</text:span> são negociados o valor da tarifa, o prazo e o volume. Assim, esses consumidores podem pagar duas ou mais contas de energia, sendo uma pela distribuição (devida à distribuidora local) e as outras pelo valor da energia que comprou dos <text:span text:style-name="T52">diferentes </text:span>fornecedores.</text:p>
      <text:p text:style-name="P3"/>
      <text:p text:style-name="P3"><text:span text:style-name="T59">O</text:span> mercado livre conta <text:span text:style-name="T59">assim</text:span> com diversas vantagens, tais como poder de escolha entre diferentes opções de fornecedores, flexibilidade de escolha entre fontes de energia do SIN, concorrência que estimula a redução de preços e o gerenciamento do seu negócio de forma mais independente.</text:p>
      <text:p text:style-name="P3"/>
      <text:p text:style-name="P3"/>
      <text:p text:style-name="P3"/>
      <text:p text:style-name="P35"><text:soft-page-break/><text:span text:style-name="T53">Problemat</text:span>ização</text:p>
      <text:p text:style-name="P2"/>
      <text:p text:style-name="P16">Considere que a sua equipe está sendo contratada <text:span text:style-name="T61">por uma indústria</text:span> <text:span text:style-name="T61">com a finalidade de</text:span> realizar, de forma econômica, a compra de contratos de energia para os próximos <text:span text:style-name="T55">n</text:span> meses <text:span text:style-name="T60">(1, 2, …, </text:span><text:span text:style-name="T56">n</text:span><text:span text:style-name="T60">)</text:span>. <text:span text:style-name="T60">No mercado, atuam </text:span><text:span text:style-name="T56">m</text:span><text:span text:style-name="T60"> fornecedores de energia (1, 2, …, </text:span><text:span text:style-name="T56">m</text:span><text:span text:style-name="T60">) que oferecem contratos com diferentes horizontes de tempo e preços diversos. A sua equipe está encarregada em definir, dentre os contratos ofertados no mercado, um subconjunto que atenda de forma econômica a demanda de energia da indústria no período integral de </text:span><text:span text:style-name="T56">n</text:span><text:span text:style-name="T60"> meses, sabendo que é possível manter contratos com diferentes fornecedores, ainda que se pague uma taxa </text:span><text:span text:style-name="T56">t</text:span><text:span text:style-name="T60">, paga à companhia de distribuição de energia, a cada mudança de fornecedor. Considere ainda que o consumo da empresa não varia ao longo dos meses. Assim, um contrato pode ser caracterizado por um fornecedor, um mês de início do fornecimento, um mês de fim do fornecimento e o valor do contrato. Como exemplo, o contrato &lt;1; 1; 5; 10.00&gt; refere-se a um contrato do fornecedor 1 que se compromete a fornecer energia durante os meses de 1 a 5 com um valor total de $10,. Para um mesmo fornecedor, os contratos seguem as regras de formação de preço:</text:span></text:p>
      <text:p text:style-name="P15"/>
      <text:p text:style-name="P19"><text:span text:style-name="T71">a</text:span>) Um contrato referente ao período <text:span text:style-name="T68">completo</text:span> do mês <text:span text:style-name="T55">i</text:span> ao mês <text:span text:style-name="T55">j</text:span> <text:span text:style-name="T68">jamais </text:span>possui valor <text:span text:style-name="T70">inf</text:span>erior a<text:span text:style-name="T68">o valor de</text:span> um contrato <text:span text:style-name="T70">cuja abrangência está contida entre o período</text:span> do mês <text:span text:style-name="T55">i</text:span> <text:span text:style-name="T73">a</text:span>o mês <text:span text:style-name="T55">j</text:span>. <text:span text:style-name="T70">Por exemplo, o contrato</text:span></text:p>
      <text:p text:style-name="P20">&lt;1; 1; 3; 108.0<text:span text:style-name="T79">0</text:span>&gt; tem obrigatoriamente valor <text:span text:style-name="T72">maior ou igual</text:span> ao valor do<text:span text:style-name="T72">s</text:span> contrato<text:span text:style-name="T72">s</text:span>:</text:p>
      <text:p text:style-name="P13"><text:span text:style-name="T69">&lt;</text:span>1; 1; 1; 10.0<text:span text:style-name="T79">0&gt;; ou</text:span></text:p>
      <text:p text:style-name="P13"><text:span text:style-name="T69">&lt;</text:span>1; <text:span text:style-name="T70">1</text:span>; <text:span text:style-name="T70">2</text:span>; 10<text:span text:style-name="T70">5</text:span>.0<text:span text:style-name="T79">0&gt;; ou</text:span></text:p>
      <text:p text:style-name="P13"><text:span text:style-name="T69">&lt;</text:span>1; 2; <text:span text:style-name="T69">3</text:span>; 102.0<text:span text:style-name="T79">0&gt;.</text:span></text:p>
      <text:p text:style-name="P19"/>
      <text:p text:style-name="P19"><text:span text:style-name="T71">b</text:span>) Um contrato referente ao período <text:span text:style-name="T74">completo </text:span>do mês <text:span text:style-name="T55">i</text:span> ao mês <text:span text:style-name="T55">j</text:span> <text:span text:style-name="T68">jamais </text:span>possui valor superior <text:span text:style-name="T69">à soma dos valores de</text:span> contratos <text:span text:style-name="T68">que, em conjunto, perfazem o mesmo período</text:span> do mês <text:span text:style-name="T55">i</text:span> ao mês <text:span text:style-name="T55">j</text:span>. <text:span text:style-name="T69">Por exemplo, o contrato &lt;1; 1; 3; 108.00&gt; tem obrigatoriamente valor menor ou igual aos valores dos contratos:</text:span></text:p>
      <text:p text:style-name="P12"><text:span text:style-name="T69">&lt;</text:span>1; 1; 1; 10.0<text:span text:style-name="T79">0&gt; + &lt;</text:span>1; 2; 2; 100.0<text:span text:style-name="T79">0&gt; + &lt;</text:span>1; 3; 3; 10.0<text:span text:style-name="T79">0&gt;, cujo valor total é $120; ou</text:span></text:p>
      <text:p text:style-name="P12"><text:span text:style-name="T69">&lt;</text:span>1; 1; 1; 10.0<text:span text:style-name="T79">0&gt; + &lt;</text:span>1; 2; <text:span text:style-name="T69">3</text:span>; 102.0<text:span text:style-name="T79">0&gt;, cujo valor total é $112; ou</text:span></text:p>
      <text:p text:style-name="P12"><text:span text:style-name="T69">&lt;</text:span>1; 1; <text:span text:style-name="T69">2</text:span>; 10<text:span text:style-name="T69">5</text:span>.0<text:span text:style-name="T79">0&gt; + &lt;</text:span>1; <text:span text:style-name="T69">3</text:span>; <text:span text:style-name="T69">3</text:span>; 10.0<text:span text:style-name="T79">0&gt;, cujo valor total é $115.</text:span></text:p>
      <text:p text:style-name="P12"/>
      <text:p text:style-name="P37">Entrada de Dados</text:p>
      <text:p text:style-name="P6"/>
      <text:p text:style-name="P10">O arquivo<text:span text:style-name="T64"> </text:span>de entrada <text:span text:style-name="T65">(entrada.txt) descreve uma</text:span> instância do problema. A primeira linha do arquivo contém um inteiro indicando a quantidade <text:span text:style-name="T57">n</text:span><text:span text:style-name="T62"> </text:span>de <text:span text:style-name="T62">mese</text:span>s <text:span text:style-name="T62">de contratação de energia, um inteiro indicando a quantidade </text:span><text:span text:style-name="T57">m</text:span><text:span text:style-name="T62"> de fornecedores de energia, e um valor contínuo indicando o valor da taxa </text:span><text:span text:style-name="T57">t</text:span><text:span text:style-name="T62"> de mudança de fornecedor</text:span>. A seguir, cada linha <text:span text:style-name="T62">do arquivo refere-se</text:span> <text:span text:style-name="T62">a</text:span>os dados de um <text:span text:style-name="T62">contrato diferente, indicando o fornecedor, o mês de início do fornecimento, o mês de fim do fornecimento e o valor do contrato</text:span> <text:span text:style-name="T67">(separados por um espaço simples). A seguir, apresenta-se um exemplo de entrada de dados. Na avaliação, o arquivo de entrada pode conter uma instância de grande porte (</text:span><text:span text:style-name="T58">n</text:span><text:span text:style-name="T67"> </text:span><text:span text:style-name="T75">≤</text:span><text:span text:style-name="T67"> 120 e </text:span><text:span text:style-name="T58">m</text:span><text:span text:style-name="T67"> </text:span><text:span text:style-name="T75">≤</text:span><text:span text:style-name="T67"> 100).</text:span></text:p>
      <text:p text:style-name="P9"/>
      <text:p text:style-name="P37">Exemplo de Entrada de Dados</text:p>
      <text:p text:style-name="P37"/>
      <text:p text:style-name="P30">3 2 <text:span text:style-name="T77">30.00</text:span></text:p>
      <text:p text:style-name="P29">1 1 1 10.0<text:span text:style-name="T79">0</text:span></text:p>
      <text:p text:style-name="P29">1 2 2 100.0<text:span text:style-name="T79">0</text:span></text:p>
      <text:p text:style-name="P29">1 3 3 10.0<text:span text:style-name="T79">0</text:span></text:p>
      <text:p text:style-name="P29">1 1 2 105.0<text:span text:style-name="T79">0</text:span></text:p>
      <text:p text:style-name="P29">1 2 3 102.0<text:span text:style-name="T79">0</text:span></text:p>
      <text:p text:style-name="P29">1 1 3 108.0<text:span text:style-name="T79">0</text:span></text:p>
      <text:p text:style-name="P29">2 1 1 80.0<text:span text:style-name="T79">0</text:span></text:p>
      <text:p text:style-name="P29">2 2 2 20.0<text:span text:style-name="T79">0</text:span></text:p>
      <text:p text:style-name="P29">2 3 3 50.0<text:span text:style-name="T79">0</text:span></text:p>
      <text:p text:style-name="P29">2 1 2 <text:span text:style-name="T63">95</text:span>.0<text:span text:style-name="T79">0</text:span></text:p>
      <text:p text:style-name="P29">2 2 3 60.0<text:span text:style-name="T79">0</text:span></text:p>
      <text:p text:style-name="P29">2 1 3 115.0<text:span text:style-name="T79">0</text:span></text:p>
      <text:p text:style-name="P11"/>
      <text:p text:style-name="P11"/>
      <text:p text:style-name="P11"/>
      <text:p text:style-name="P11"/>
      <text:p text:style-name="P11"/>
      <text:p text:style-name="P38"><text:soft-page-break/>Exemplo<text:span text:style-name="T67">s</text:span> de <text:span text:style-name="T66">Soluções Viáveis</text:span> <text:span text:style-name="T66">(não necessariamente econômicas)</text:span></text:p>
      <text:p text:style-name="P39"/>
      <text:p text:style-name="P17">&lt;1; 1; 3; 108.0<text:span text:style-name="T79">0</text:span>&gt; com custo total de $108;</text:p>
      <text:p text:style-name="P17">&lt;1; 1; 1; 10.0<text:span text:style-name="T79">0</text:span>&gt; e &lt;2; 2; 3; 60.0<text:span text:style-name="T79">0</text:span>&gt; com custo total de $<text:span text:style-name="T77">10</text:span>0 <text:span text:style-name="T77">= $10 + $30 + $60</text:span>;</text:p>
      <text:p text:style-name="P18">&lt;1; 1; 1; 10.0<text:span text:style-name="T79">0</text:span>&gt;, &lt;2; 2; 2; 20.0<text:span text:style-name="T79">0</text:span>&gt; e &lt;1; 3; 3; 10.0<text:span text:style-name="T79">0</text:span>&gt; com custo total de $<text:span text:style-name="T78">10</text:span>0 <text:span text:style-name="T77">= $10 + $30 + $20 + $30 + $10</text:span>;</text:p>
      <text:p text:style-name="P14"/>
      <text:p text:style-name="P42"><text:span text:style-name="T36">Atividades da 1</text:span><text:span text:style-name="T44">a</text:span><text:span text:style-name="T36"> entrega</text:span><text:span text:style-name="T35">:</text:span></text:p>
      <text:p text:style-name="P40"/>
      <text:p text:style-name="P52"><text:span text:style-name="T36">a)</text:span><text:span text:style-name="T2"> </text:span><text:span text:style-name="T4">Realizar a leitura do arquivo de entrada, </text:span><text:span text:style-name="T21">armazenando os dados dos contratos (</text:span><text:span text:style-name="T27">0</text:span><text:span text:style-name="T21">,</text:span><text:span text:style-name="T27">5</text:span><text:span text:style-name="T21"> ponto)</text:span><text:span text:style-name="T4"> </text:span><text:span text:style-name="T19">(Data de entrega: </text:span><text:span text:style-name="T28">16</text:span><text:span text:style-name="T19">/0</text:span><text:span text:style-name="T28">6</text:span><text:span text:style-name="T19">)</text:span><text:span text:style-name="T21">:</text:span></text:p>
      <text:list xml:id="list1955342587" text:style-name="L1">
        <text:list-item>
          <text:p text:style-name="P50">Em um vetor de objetos do tipo contrato; e</text:p>
        </text:list-item>
        <text:list-item>
          <text:p text:style-name="P55"><text:span text:style-name="T21">Em uma matriz, indexada pelo fornecedor, </text:span><text:span text:style-name="T22">pelo </text:span><text:span text:style-name="T21">mês de início e </text:span><text:span text:style-name="T22">pelo </text:span><text:span text:style-name="T21">mês de fim do contrato, onde cada elemento armazena o valor do contrato respectivo.</text:span></text:p>
        </text:list-item>
      </text:list>
      <text:p text:style-name="P54"><text:span text:style-name="T36">b)</text:span><text:span text:style-name="T2"> </text:span><text:span text:style-name="T21">Explicar qual das duas maneiras de armazenamento dos dados é mais eficiente, em relação ao consumo de memória, </text:span><text:span text:style-name="T23">tanto </text:span><text:span text:style-name="T21">em termos assintóticos </text:span><text:span text:style-name="T23">quanto</text:span><text:span text:style-name="T21"> em termos </text:span><text:span text:style-name="T27">de</text:span><text:span text:style-name="T21"> absolutos.</text:span><text:span text:style-name="T4"> </text:span><text:span text:style-name="T19">(Data de entrega: </text:span><text:span text:style-name="T28">18</text:span><text:span text:style-name="T19">/0</text:span><text:span text:style-name="T28">6</text:span><text:span text:style-name="T19">)</text:span><text:span text:style-name="T5"> (</text:span><text:span text:style-name="T21">0</text:span><text:span text:style-name="T5">,</text:span><text:span text:style-name="T21">5</text:span><text:span text:style-name="T5"> ponto)</text:span></text:p>
      <text:p text:style-name="P54"><text:span text:style-name="T41">c</text:span><text:span text:style-name="T36">)</text:span><text:span text:style-name="T2"> </text:span><text:span text:style-name="T23">Implementar o método de ordenação </text:span><text:span text:style-name="T30">Insertion</text:span><text:span text:style-name="T31"> Sort</text:span><text:span text:style-name="T23"> </text:span><text:span text:style-name="T24">para ordenar o vetor de objetos do tipo contrato. Criar um </text:span><text:span text:style-name="T32">clone</text:span><text:span text:style-name="T24"> do vetor </text:span><text:span text:style-name="T27">(simplesmente para não alterar a organização original dos dados)</text:span><text:span text:style-name="T24"> e aplicar o método de ordenação, exibindo ao final o tempo total de execução da ordenação.</text:span><text:span text:style-name="T4"> </text:span><text:span text:style-name="T19">(Data de entrega: </text:span><text:span text:style-name="T28">16</text:span><text:span text:style-name="T19">/0</text:span><text:span text:style-name="T28">6</text:span><text:span text:style-name="T19">)</text:span><text:span text:style-name="T24"> </text:span><text:span text:style-name="T5">(1,0 ponto)</text:span></text:p>
      <text:p text:style-name="P54"><text:span text:style-name="T42">d</text:span><text:span text:style-name="T36">)</text:span><text:span text:style-name="T2"> </text:span><text:span text:style-name="T7">A</text:span><text:span text:style-name="T5">presentar a complexidade d</text:span><text:span text:style-name="T9">a função descrita no item anterior</text:span><text:span text:style-name="T5">, </text:span><text:span text:style-name="T7">faze</text:span><text:span text:style-name="T5">ndo </text:span><text:span text:style-name="T7">uso de </text:span><text:span text:style-name="T5">notação assintótica </text:span><text:span text:style-name="T7">e </text:span><text:span text:style-name="T5">tendo como parâmetros</text:span><text:span text:style-name="T3"> </text:span><text:span text:style-name="T8">somente </text:span><text:span text:style-name="T3">a quantidade </text:span><text:span text:style-name="T29">n</text:span><text:span text:style-name="T6"> </text:span><text:span text:style-name="T3">de </text:span><text:span text:style-name="T6">mese</text:span><text:span text:style-name="T3">s</text:span><text:span text:style-name="T6"> e a quantidade </text:span><text:span text:style-name="T29">m</text:span><text:span text:style-name="T6"> de fornecedores</text:span><text:span text:style-name="T5">.</text:span><text:span text:style-name="T4"> </text:span><text:span text:style-name="T19">(Data de entrega: </text:span><text:span text:style-name="T28">18</text:span><text:span text:style-name="T19">/0</text:span><text:span text:style-name="T28">6</text:span><text:span text:style-name="T19">)</text:span><text:span text:style-name="T5"> (</text:span><text:span text:style-name="T24">0</text:span><text:span text:style-name="T5">,</text:span><text:span text:style-name="T24">5</text:span><text:span text:style-name="T5"> ponto)</text:span></text:p>
      <text:p text:style-name="P54"><text:span text:style-name="T42">e</text:span><text:span text:style-name="T36">)</text:span><text:span text:style-name="T2"> </text:span><text:span text:style-name="T23">Implementar o método de ordenação </text:span><text:span text:style-name="T33">Merge</text:span><text:span text:style-name="T32">s</text:span><text:span text:style-name="T31">ort</text:span><text:span text:style-name="T23"> </text:span><text:span text:style-name="T24">para ordenar o vetor de objetos do tipo contrato. Criar um </text:span><text:span text:style-name="T32">clone</text:span><text:span text:style-name="T24"> do vetor e aplicar o método de ordenação, exibindo ao final o tempo total de execução da ordenação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24"> </text:span><text:span text:style-name="T5">(1,0 ponto)</text:span></text:p>
      <text:p text:style-name="P54"><text:span text:style-name="T42">f</text:span><text:span text:style-name="T36">)</text:span><text:span text:style-name="T2"> </text:span><text:span text:style-name="T7">A</text:span><text:span text:style-name="T5">presentar a complexidade d</text:span><text:span text:style-name="T9">a função descrita no item anterior</text:span><text:span text:style-name="T5">, </text:span><text:span text:style-name="T7">faze</text:span><text:span text:style-name="T5">ndo </text:span><text:span text:style-name="T7">uso de </text:span><text:span text:style-name="T5">notação assintótica </text:span><text:span text:style-name="T7">e </text:span><text:span text:style-name="T5">tendo como parâmetros</text:span><text:span text:style-name="T3"> </text:span><text:span text:style-name="T8">somente </text:span><text:span text:style-name="T3">a quantidade </text:span><text:span text:style-name="T29">n</text:span><text:span text:style-name="T6"> </text:span><text:span text:style-name="T3">de </text:span><text:span text:style-name="T6">mese</text:span><text:span text:style-name="T3">s</text:span><text:span text:style-name="T6"> e a quantidade </text:span><text:span text:style-name="T29">m</text:span><text:span text:style-name="T6"> de fornecedores</text:span><text:span text:style-name="T5">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5"> (</text:span><text:span text:style-name="T24">0</text:span><text:span text:style-name="T5">,</text:span><text:span text:style-name="T24">5</text:span><text:span text:style-name="T5"> ponto)</text:span></text:p>
      <text:p text:style-name="P54"><text:span text:style-name="T42">g</text:span><text:span text:style-name="T36">)</text:span><text:span text:style-name="T2"> </text:span><text:span text:style-name="T23">Implementar o método de ordenação </text:span><text:span text:style-name="T33">Heapsort</text:span><text:span text:style-name="T23"> </text:span><text:span text:style-name="T24">para ordenar o vetor de objetos do tipo contrato. Criar um </text:span><text:span text:style-name="T32">clone</text:span><text:span text:style-name="T24"> do vetor e aplicar o método de ordenação, exibindo ao final o tempo total de execução da ordenação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24"> </text:span><text:span text:style-name="T5">(1,0 ponto)</text:span></text:p>
      <text:p text:style-name="P54"><text:span text:style-name="T42">h</text:span><text:span text:style-name="T36">)</text:span><text:span text:style-name="T2"> </text:span><text:span text:style-name="T7">A</text:span><text:span text:style-name="T5">presentar a complexidade d</text:span><text:span text:style-name="T9">a função descrita no item anterior</text:span><text:span text:style-name="T5">, </text:span><text:span text:style-name="T7">faze</text:span><text:span text:style-name="T5">ndo </text:span><text:span text:style-name="T7">uso de </text:span><text:span text:style-name="T5">notação assintótica </text:span><text:span text:style-name="T7">e </text:span><text:span text:style-name="T5">tendo como parâmetros</text:span><text:span text:style-name="T3"> </text:span><text:span text:style-name="T8">somente </text:span><text:span text:style-name="T3">a quantidade </text:span><text:span text:style-name="T29">n</text:span><text:span text:style-name="T6"> </text:span><text:span text:style-name="T3">de </text:span><text:span text:style-name="T6">mese</text:span><text:span text:style-name="T3">s</text:span><text:span text:style-name="T6"> e a quantidade </text:span><text:span text:style-name="T29">m</text:span><text:span text:style-name="T6"> de fornecedores</text:span><text:span text:style-name="T5">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5"> (</text:span><text:span text:style-name="T24">0</text:span><text:span text:style-name="T5">,</text:span><text:span text:style-name="T24">5</text:span><text:span text:style-name="T5"> ponto)</text:span></text:p>
      <text:p text:style-name="P54"><text:span text:style-name="T42">i</text:span><text:span text:style-name="T36">)</text:span><text:span text:style-name="T2"> </text:span><text:span text:style-name="T23">Implementar o método de ordenação </text:span><text:span text:style-name="T30">Quick</text:span><text:span text:style-name="T32">s</text:span><text:span text:style-name="T31">ort</text:span><text:span text:style-name="T23"> </text:span><text:span text:style-name="T24">para ordenar o vetor de objetos do tipo contrato. Criar um </text:span><text:span text:style-name="T32">clone</text:span><text:span text:style-name="T24"> do vetor e aplicar o método de ordenação, exibindo ao final o tempo total de execução da ordenação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24"> </text:span><text:span text:style-name="T5">(1,0 ponto)</text:span></text:p>
      <text:p text:style-name="P54"><text:span text:style-name="T42">j</text:span><text:span text:style-name="T36">)</text:span><text:span text:style-name="T2"> </text:span><text:span text:style-name="T7">A</text:span><text:span text:style-name="T5">presentar a complexidade d</text:span><text:span text:style-name="T9">a função descrita no item anterior</text:span><text:span text:style-name="T5">, </text:span><text:span text:style-name="T7">faze</text:span><text:span text:style-name="T5">ndo </text:span><text:span text:style-name="T7">uso de </text:span><text:span text:style-name="T5">notação assintótica </text:span><text:span text:style-name="T7">e </text:span><text:span text:style-name="T5">tendo como parâmetros</text:span><text:span text:style-name="T3"> </text:span><text:span text:style-name="T8">somente </text:span><text:span text:style-name="T3">a quantidade </text:span><text:span text:style-name="T29">n</text:span><text:span text:style-name="T6"> </text:span><text:span text:style-name="T3">de </text:span><text:span text:style-name="T6">mese</text:span><text:span text:style-name="T3">s</text:span><text:span text:style-name="T6"> e a quantidade </text:span><text:span text:style-name="T29">m</text:span><text:span text:style-name="T6"> de fornecedores</text:span><text:span text:style-name="T5">.</text:span><text:span text:style-name="T4"> </text:span><text:span text:style-name="T19">(Data de entrega: </text:span><text:span text:style-name="T28">23</text:span><text:span text:style-name="T19">/0</text:span><text:span text:style-name="T28">6</text:span><text:span text:style-name="T19">)</text:span><text:span text:style-name="T5"> (</text:span><text:span text:style-name="T24">0</text:span><text:span text:style-name="T5">,</text:span><text:span text:style-name="T24">5</text:span><text:span text:style-name="T5"> ponto)</text:span></text:p>
      <text:p text:style-name="P56"><text:span text:style-name="T42">k</text:span><text:span text:style-name="T36">)</text:span><text:span text:style-name="T2"> </text:span><text:span text:style-name="T25">B</text:span><text:span text:style-name="T26">aseando-se nas ideias dos algoritmos apresentados, </text:span><text:span text:style-name="T25">c</text:span><text:span text:style-name="T9">riar um </text:span><text:span text:style-name="T17">método</text:span><text:span text:style-name="T9"> </text:span><text:span text:style-name="T26">de ordenação </text:span><text:span text:style-name="T9">que, </text:span><text:span text:style-name="T25">entretanto,</text:span><text:span text:style-name="T9"> </text:span><text:span text:style-name="T26">explore as regras de formação de preços de contratos de um fornecedor </text:span><text:span text:style-name="T25">(expressas na matriz de contratos), para realizar a ordenação dos contratos pelo valor</text:span><text:span text:style-name="T24">, exibindo ao final o tempo total de execução da ordenação</text:span><text:span text:style-name="T9">.</text:span><text:span text:style-name="T4"> </text:span><text:span text:style-name="T19">(Data de entrega: </text:span><text:span text:style-name="T28">25</text:span><text:span text:style-name="T19">/0</text:span><text:span text:style-name="T28">6</text:span><text:span text:style-name="T19">)</text:span><text:span text:style-name="T9"> </text:span><text:span text:style-name="T10">(</text:span><text:span text:style-name="T25">2</text:span><text:span text:style-name="T10">,0 ponto</text:span><text:span text:style-name="T25">s</text:span><text:span text:style-name="T10">)</text:span></text:p>
      <text:p text:style-name="P54"><text:span text:style-name="T42">l</text:span><text:span text:style-name="T36">)</text:span><text:span text:style-name="T2"> </text:span><text:span text:style-name="T7">A</text:span><text:span text:style-name="T5">presentar a complexidade d</text:span><text:span text:style-name="T9">a função descrita no item anterior</text:span><text:span text:style-name="T5">, </text:span><text:span text:style-name="T7">faze</text:span><text:span text:style-name="T5">ndo </text:span><text:span text:style-name="T7">uso de </text:span><text:span text:style-name="T5">notação assintótica </text:span><text:span text:style-name="T7">e </text:span><text:span text:style-name="T5">tendo como parâmetros</text:span><text:span text:style-name="T3"> </text:span><text:span text:style-name="T8">somente </text:span><text:span text:style-name="T3">a quantidade </text:span><text:span text:style-name="T29">n</text:span><text:span text:style-name="T6"> </text:span><text:span text:style-name="T3">de </text:span><text:span text:style-name="T6">mese</text:span><text:span text:style-name="T3">s</text:span><text:span text:style-name="T6"> e a quantidade </text:span><text:span text:style-name="T29">m</text:span><text:span text:style-name="T6"> de fornecedores</text:span><text:span text:style-name="T5">.</text:span><text:span text:style-name="T4"> </text:span><text:span text:style-name="T19">(Data de entrega: </text:span><text:span text:style-name="T28">25</text:span><text:span text:style-name="T19">/0</text:span><text:span text:style-name="T28">6</text:span><text:span text:style-name="T19">)</text:span><text:span text:style-name="T5"> (1,0 ponto)</text:span></text:p>
      <text:p text:style-name="P51"/>
      <text:p text:style-name="P53"><text:span text:style-name="T19">Apresentação e avaliação final da </text:span><text:span text:style-name="T28">2</text:span><text:span text:style-name="T34">a</text:span><text:span text:style-name="T19"> entrega do projeto: </text:span><text:span text:style-name="T28">30</text:span><text:span text:style-name="T19">/0</text:span><text:span text:style-name="T28">6</text:span><text:span text:style-name="T19"> e </text:span><text:span text:style-name="T28">02</text:span><text:span text:style-name="T19">/0</text:span><text:span text:style-name="T28">7</text:span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53"><text:span text:style-name="T28"/></text:p>
      <text:p text:style-name="P21"/>
      <text:p text:style-name="P43"><text:soft-page-break/><text:span text:style-name="T37">Critérios de avaliação</text:span><text:span text:style-name="T35">:</text:span></text:p>
      <text:p text:style-name="P21"/>
      <text:p text:style-name="P43"><text:span text:style-name="T36">a)</text:span><text:span text:style-name="T2"> </text:span><text:span text:style-name="T5">As </text:span><text:span text:style-name="T10">fun</text:span><text:span text:style-name="T5">ções devem ser implementadas em subrotinas específicas</text:span><text:span text:style-name="T14"> com código próprio, </text:span><text:span text:style-name="T17">sem chamadas a rotinas </text:span><text:span text:style-name="T18">da linguagem </text:span><text:span text:style-name="T17">que sejam objeto d</text:span><text:span text:style-name="T18">e estud</text:span><text:span text:style-name="T17">o </text:span><text:span text:style-name="T18">do </text:span><text:span text:style-name="T17">trabalho (como busca, ordenação, etc.)</text:span><text:span text:style-name="T5">. </text:span><text:span text:style-name="T12">Caso não seja atendido este critério, </text:span><text:span text:style-name="T16">a equipe não terá a pontuação d</text:span><text:span text:style-name="T15">o item</text:span><text:span text:style-name="T5">;</text:span></text:p>
      <text:p text:style-name="P47"><text:span text:style-name="T43">b</text:span><text:span text:style-name="T36">)</text:span><text:span text:style-name="T2"> </text:span><text:span text:style-name="T5">A equipe deverá apresentar seu trabalho e, caso não demonstre conhecimento sobre a implementação que apresenta como sendo de sua autoria, será aplicada penalização </text:span><text:span text:style-name="T28">adequada</text:span><text:span text:style-name="T5"> na nota individual </text:span><text:span text:style-name="T17">do membro da equipe</text:span><text:span text:style-name="T5"> em função de perguntas não respondidas;</text:span></text:p>
      <text:p text:style-name="P45"><text:span text:style-name="T43">c</text:span><text:span text:style-name="T36">)</text:span><text:span text:style-name="T2"> </text:span><text:span text:style-name="T5">Caso seja observada a cópia – no todo ou em parte do teor do trabalho –, seja de outras equipes ou da Internet, a equipe terá sua nota anulada.</text:span></text:p>
      <text:p text:style-name="P23"/>
      <text:p text:style-name="P41"/>
      <text:p text:style-name="P44"><text:span text:style-name="T38">Recomendações</text:span><text:span text:style-name="T35">:</text:span></text:p>
      <text:p text:style-name="P22"/>
      <text:p text:style-name="P44"><text:span text:style-name="T36">a)</text:span><text:span text:style-name="T2"> </text:span><text:span text:style-name="T5">Dúvidas devem ser apresentadas até a data de entrega do trabalho, de modo que se possa esclarecê-las e a equipe possa progredir na resolução do trabalho.</text:span></text:p>
      <text:p text:style-name="P46"><text:span text:style-name="T39">b</text:span><text:span text:style-name="T36">)</text:span><text:span text:style-name="T2"> </text:span><text:span text:style-name="T13">C</text:span><text:span text:style-name="T5">ada integrante </text:span><text:span text:style-name="T13">deve ter participação ativa no desenvolvimento do trabalho</text:span><text:span text:style-name="T5">, visando a cobertura </text:span><text:span text:style-name="T13">e o entendimento</text:span><text:span text:style-name="T5"> integral de todos os requisitos do trabalho;</text:span></text:p>
      <text:p text:style-name="P46"><text:span text:style-name="T39">c</text:span><text:span text:style-name="T36">)</text:span><text:span text:style-name="T2"> </text:span><text:span text:style-name="T5">Para cada funcionalidade implementada, realizar uma bateria de testes, de modo a assegurar sua correção. Lembre-se, entregas com erro não serão considerada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ACaslonPro-Regular" svg:font-family="ACaslonPro-Regular"/>
    <style:font-face style:name="OpenSymbol" svg:font-family="OpenSymbol"/>
    <style:font-face style:name="Courier New" svg:font-family="'Courier New'" style:font-family-generic="modern"/>
    <style:font-face style:name="Times New Roman2" svg:font-family="'Times New Roman'" style:font-family-generic="roman"/>
    <style:font-face style:name="Times New Roman1" svg:font-family="'Times New Roman', 'Times New Roman'" style:font-family-generic="roman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mbria" svg:font-family="Cambria" style:font-family-generic="roman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Arial Unicode MS1" svg:font-family="'Arial Unicode MS'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pt" fo:country="BR" style:font-name-asian="Arial Unicode MS1" style:font-size-asian="12pt" style:language-asian="zh" style:country-asian="CN" style:font-name-complex="Arial Unicode M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/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style:font-name="Garamond" fo:font-family="Garamond" style:font-family-generic="roman" style:font-pitch="variable" style:text-underline-style="solid" style:text-underline-width="auto" style:text-underline-color="font-color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24pt" fo:font-weight="bold" style:font-size-asian="24pt" style:font-weight-asian="bold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</style:style>
    <style:style style:name="Recuo_20_de_20_corpo_20_de_20_texto_20_3" style:display-name="Recuo de corpo de texto 3" style:family="paragraph" style:parent-style-name="Standard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parent-style-name="Standard">
      <style:paragraph-properties fo:text-align="start" style:justify-single-word="false" style:text-autospace="none" style:writing-mode="page"/>
      <style:text-properties fo:color="#000000" style:font-name="Times New Roman1" fo:font-family="'Times New Roman', 'Times New Roman'" style:font-family-generic="roman" fo:language="pt" fo:country="BR" style:font-name-asian="Times New Roman1" style:font-family-asian="'Times New Roman', 'Times New Roman'" style:font-family-generic-asian="roman" style:font-name-complex="Times New Roman1" style:font-family-complex="'Times New Roman', 'Times New Roman'" style:font-family-generic-complex="roman" style:font-size-complex="12pt" style:language-complex="hi" style:country-complex="IN"/>
    </style:style>
    <style:style style:name="Corpo_20_de_20_texto_20_3" style:display-name="Corpo de texto 3" style:family="paragraph" style:parent-style-name="Default" style:next-style-name="Default">
      <style:paragraph-properties fo:text-align="start" style:justify-single-word="false"/>
      <style:text-properties style:use-window-font-color="true" style:font-name="Times New Roman" fo:font-family="'Times New Roman'" style:font-family-generic="roman" style:font-pitch="variable" fo:font-size="12pt" style:font-name-asian="Arial Unicode MS1" style:font-family-asian="'Arial Unicode MS'" style:font-family-generic-asian="system" style:font-pitch-asian="variable" style:font-size-asian="12pt" style:font-name-complex="Arial Unicode MS1" style:font-family-complex="'Arial Unicode MS'" style:font-family-generic-complex="system" style:font-pitch-complex="variable" style:font-size-complex="12pt"/>
    </style:style>
    <style:style style:name="Objeto_20_com_20_seta" style:display-name="Objeto com seta" style:family="paragraph" style:parent-style-name="Standard"/>
    <style:style style:name="Objeto_20_com_20_sombra" style:display-name="Objeto com sombra" style:family="paragraph" style:parent-style-name="Standard"/>
    <style:style style:name="Objeto_20_sem_20_preenchimento" style:display-name="Objeto sem preenchimento" style:family="paragraph" style:parent-style-name="Standard"/>
    <style:style style:name="Text" style:family="paragraph" style:parent-style-name="Caption" style:class="extra"/>
    <style:style style:name="Corpo_20_do_20_texto_20_justificado" style:display-name="Corpo do texto justificado" style:family="paragraph" style:parent-style-name="Standard">
      <style:paragraph-properties fo:text-align="start" style:justify-single-word="false"/>
    </style:style>
    <style:style style:name="Recuo_20_da_20_primeira_20_linha" style:display-name="Recuo da primeira linha" style:family="paragraph" style:parent-style-name="Standard">
      <style:paragraph-properties fo:margin-left="0cm" fo:margin-right="0cm" fo:text-indent="0.6cm" style:auto-text-indent="false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loext:contextual-spacing="false" fo:text-align="center" style:justify-single-word="false" fo:text-indent="0cm" style:auto-text-indent="false"/>
    </style:style>
    <style:style style:name="WW-Título" style:family="paragraph" style:parent-style-name="Standard">
      <style:paragraph-properties fo:margin-top="0.42cm" fo:margin-bottom="0.21cm" loext:contextual-spacing="false"/>
    </style:style>
    <style:style style:name="WW-Título1" style:family="paragraph" style:parent-style-name="Standard">
      <style:paragraph-properties fo:margin-top="0.42cm" fo:margin-bottom="0.21cm" loext:contextual-spacing="false"/>
    </style:style>
    <style:style style:name="WW-Título2" style:family="paragraph" style:parent-style-name="Standard">
      <style:paragraph-properties fo:margin-top="0.42cm" fo:margin-bottom="0.21cm" loext:contextual-spacing="false"/>
    </style:style>
    <style:style style:name="Linha_20_de_20_cota" style:display-name="Linha de cota" style:family="paragraph" style:parent-style-name="Standard"/>
    <style:style style:name="Padrão_7e_LT_7e_Gliederung_20_1" style:display-name="Padrão~LT~Gliederung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adrão_7e_LT_7e_Gliederung_20_2" style:display-name="Padrão~LT~Gliederung 2" style:family="paragraph" style:parent-style-name="Padrão_7e_LT_7e_Gliederung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Padrão_7e_LT_7e_Gliederung_20_3" style:display-name="Padrão~LT~Gliederung 3" style:family="paragraph" style:parent-style-name="Padrão_7e_LT_7e_Gliederung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Padrão_7e_LT_7e_Gliederung_20_4" style:display-name="Padrão~LT~Gliederung 4" style:family="paragraph" style:parent-style-name="Padrão_7e_LT_7e_Gliederung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Padrão_7e_LT_7e_Gliederung_20_5" style:display-name="Padrão~LT~Gliederung 5" style:family="paragraph" style:parent-style-name="Padrão_7e_LT_7e_Gliederung_20_4">
      <style:paragraph-properties fo:margin-top="0cm" fo:margin-bottom="0.101cm" loext:contextual-spacing="false"/>
    </style:style>
    <style:style style:name="Padrão_7e_LT_7e_Gliederung_20_6" style:display-name="Padrão~LT~Gliederung 6" style:family="paragraph" style:parent-style-name="Padrão_7e_LT_7e_Gliederung_20_5"/>
    <style:style style:name="Padrão_7e_LT_7e_Gliederung_20_7" style:display-name="Padrão~LT~Gliederung 7" style:family="paragraph" style:parent-style-name="Padrão_7e_LT_7e_Gliederung_20_6"/>
    <style:style style:name="Padrão_7e_LT_7e_Gliederung_20_8" style:display-name="Padrão~LT~Gliederung 8" style:family="paragraph" style:parent-style-name="Padrão_7e_LT_7e_Gliederung_20_7"/>
    <style:style style:name="Padrão_7e_LT_7e_Gliederung_20_9" style:display-name="Padrão~LT~Gliederung 9" style:family="paragraph" style:parent-style-name="Padrão_7e_LT_7e_Gliederung_20_8"/>
    <style:style style:name="Padrão_7e_LT_7e_Titel" style:display-name="Padrão~LT~Titel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adrão_7e_LT_7e_Untertitel" style:display-name="Padrão~LT~Untertitel" style:family="paragraph">
      <style:paragraph-properties fo:margin-left="0cm" fo:margin-right="0cm" fo:text-align="start" style:justify-single-word="false" fo:text-indent="0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32pt" style:font-style-asian="normal" style:font-weight-asian="normal" style:font-name-complex="Arial Unicode MS" style:font-family-complex="'Arial Unicode M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adrão_7e_LT_7e_Notizen" style:display-name="Padrão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adrão_7e_LT_7e_Hintergrundobjekte" style:display-name="Padrão~LT~Hintergrundobjekte" style:family="paragraph">
      <style:paragraph-properties style:text-autospace="none"/>
      <style:text-properties style:letter-kerning="true"/>
    </style:style>
    <style:style style:name="Padrão_7e_LT_7e_Hintergrund" style:display-name="Padrão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loext:contextual-spacing="false" style:line-height-at-least="0.353cm" fo:text-indent="0cm" style:auto-text-indent="false" style:text-autospace="none"/>
      <style:text-properties style:use-window-font-color="true" style:font-name="Arial Unicode MS" fo:font-family="'Arial Unicode MS'" style:font-family-generic="swiss" style:font-pitch="variable" fo:font-size="18pt" style:letter-kerning="true" style:font-name-asian="Arial Unicode MS" style:font-family-asian="'Arial Unicode MS'" style:font-family-generic-asian="swiss" style:font-pitch-asian="variable" style:font-size-asian="18pt" style:font-name-complex="Arial Unicode MS" style:font-family-complex="'Arial Unicode MS'" style:font-family-generic-complex="swiss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o_20_plano_20_de_20_fundo" style:display-name="Objetos do plano de fundo" style:family="paragraph">
      <style:paragraph-properties style:text-autospace="none"/>
      <style:text-properties style:letter-kerning="true"/>
    </style:style>
    <style:style style:name="Plano_20_de_20_fundo" style:display-name="Plano de fundo" style:family="paragraph">
      <style:paragraph-properties style:text-autospace="none"/>
      <style:text-properties style:letter-kerning="true"/>
    </style:style>
    <style:style style:name="Notas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0pt" style:font-style-asian="normal" style:font-weight-asian="normal" style:font-name-complex="Arial Unicode MS" style:font-family-complex="'Arial Unicode M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Estrutura_20_de_20_tópicos_20_1" style:display-name="Estrutura de tópicos 1" style:family="paragraph">
      <style:paragraph-properties fo:margin-top="0cm" fo:margin-bottom="0.499cm" loext:contextual-spacing="false" style:text-autospace="none"/>
      <style:text-properties style:use-window-font-color="true" style:text-outline="false" style:text-line-through-style="none" style:text-line-through-type="none" style:font-name="Arial Unicode MS" fo:font-family="'Arial Unicode MS'" style:font-family-generic="swiss" style:font-pitch="variable" fo:font-size="28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28pt" style:font-style-asian="normal" style:font-weight-asian="normal" style:font-name-complex="Arial Unicode MS" style:font-family-complex="'Arial Unicode M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Estrutura_20_de_20_tópicos_20_2" style:display-name="Estrutura de tópicos 2" style:family="paragraph" style:parent-style-name="Estrutura_20_de_20_tópicos_20_1">
      <style:paragraph-properties fo:margin-top="0cm" fo:margin-bottom="0.4cm" loext:contextual-spacing="false"/>
      <style:text-properties fo:font-size="26pt" style:font-size-asian="26pt" style:font-size-complex="26pt"/>
    </style:style>
    <style:style style:name="Estrutura_20_de_20_tópicos_20_3" style:display-name="Estrutura de tópicos 3" style:family="paragraph" style:parent-style-name="Estrutura_20_de_20_tópicos_20_2">
      <style:paragraph-properties fo:margin-top="0cm" fo:margin-bottom="0.3cm" loext:contextual-spacing="false"/>
      <style:text-properties fo:font-size="24pt" style:font-size-asian="24pt" style:font-size-complex="24pt"/>
    </style:style>
    <style:style style:name="Estrutura_20_de_20_tópicos_20_4" style:display-name="Estrutura de tópicos 4" style:family="paragraph" style:parent-style-name="Estrutura_20_de_20_tópicos_20_3">
      <style:paragraph-properties fo:margin-top="0cm" fo:margin-bottom="0.199cm" loext:contextual-spacing="false"/>
      <style:text-properties fo:font-size="20pt" style:font-size-asian="20pt" style:font-size-complex="20pt"/>
    </style:style>
    <style:style style:name="Estrutura_20_de_20_tópicos_20_5" style:display-name="Estrutura de tópicos 5" style:family="paragraph" style:parent-style-name="Estrutura_20_de_20_tópicos_20_4">
      <style:paragraph-properties fo:margin-top="0cm" fo:margin-bottom="0.101cm" loext:contextual-spacing="false"/>
    </style:style>
    <style:style style:name="Estrutura_20_de_20_tópicos_20_6" style:display-name="Estrutura de tópicos 6" style:family="paragraph" style:parent-style-name="Estrutura_20_de_20_tópicos_20_5"/>
    <style:style style:name="Estrutura_20_de_20_tópicos_20_7" style:display-name="Estrutura de tópicos 7" style:family="paragraph" style:parent-style-name="Estrutura_20_de_20_tópicos_20_6"/>
    <style:style style:name="Estrutura_20_de_20_tópicos_20_8" style:display-name="Estrutura de tópicos 8" style:family="paragraph" style:parent-style-name="Estrutura_20_de_20_tópicos_20_7"/>
    <style:style style:name="Estrutura_20_de_20_tópicos_20_9" style:display-name="Estrutura de tópicos 9" style:family="paragraph" style:parent-style-name="Estrutura_20_de_20_tópicos_20_8"/>
    <style:style style:name="WW-Título123" style:family="paragraph" style:parent-style-name="Standard">
      <style:paragraph-properties fo:margin-top="0.42cm" fo:margin-bottom="0.21cm" loext:contextual-spacing="false"/>
    </style:style>
    <style:style style:name="WW-Título11" style:family="paragraph" style:parent-style-name="Standard">
      <style:paragraph-properties fo:margin-top="0.42cm" fo:margin-bottom="0.21cm" loext:contextual-spacing="false"/>
    </style:style>
    <style:style style:name="WW-Título21" style:family="paragraph" style:parent-style-name="Standard">
      <style:paragraph-properties fo:margin-top="0.42cm" fo:margin-bottom="0.21cm" loext:contextual-spacing="false"/>
    </style:style>
    <style:style style:name="WW-Título123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" style:family="paragraph" style:parent-style-name="Standard">
      <style:paragraph-properties fo:margin-top="0.42cm" fo:margin-bottom="0.21cm" loext:contextual-spacing="false"/>
    </style:style>
    <style:style style:name="WW-Título112" style:family="paragraph" style:parent-style-name="Standard">
      <style:paragraph-properties fo:margin-top="0.42cm" fo:margin-bottom="0.21cm" loext:contextual-spacing="false"/>
    </style:style>
    <style:style style:name="WW-Título212" style:family="paragraph" style:parent-style-name="Standard">
      <style:paragraph-properties fo:margin-top="0.42cm" fo:margin-bottom="0.21cm" loext:contextual-spacing="false"/>
    </style:style>
    <style:style style:name="WW-Título12345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" style:family="paragraph" style:parent-style-name="Standard">
      <style:paragraph-properties fo:margin-top="0.42cm" fo:margin-bottom="0.21cm" loext:contextual-spacing="false"/>
    </style:style>
    <style:style style:name="WW-Título1123" style:family="paragraph" style:parent-style-name="Standard">
      <style:paragraph-properties fo:margin-top="0.42cm" fo:margin-bottom="0.21cm" loext:contextual-spacing="false"/>
    </style:style>
    <style:style style:name="WW-Título2123" style:family="paragraph" style:parent-style-name="Standard">
      <style:paragraph-properties fo:margin-top="0.42cm" fo:margin-bottom="0.21cm" loext:contextual-spacing="false"/>
    </style:style>
    <style:style style:name="WW-Título1234567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" style:family="paragraph" style:parent-style-name="Standard">
      <style:paragraph-properties fo:margin-top="0.42cm" fo:margin-bottom="0.21cm" loext:contextual-spacing="false"/>
    </style:style>
    <style:style style:name="WW-Título11234" style:family="paragraph" style:parent-style-name="Standard">
      <style:paragraph-properties fo:margin-top="0.42cm" fo:margin-bottom="0.21cm" loext:contextual-spacing="false"/>
    </style:style>
    <style:style style:name="WW-Título21234" style:family="paragraph" style:parent-style-name="Standard">
      <style:paragraph-properties fo:margin-top="0.42cm" fo:margin-bottom="0.21cm" loext:contextual-spacing="false"/>
    </style:style>
    <style:style style:name="WW-Título1234567891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" style:family="paragraph" style:parent-style-name="Standard">
      <style:paragraph-properties fo:margin-top="0.42cm" fo:margin-bottom="0.21cm" loext:contextual-spacing="false"/>
    </style:style>
    <style:style style:name="WW-Título112345" style:family="paragraph" style:parent-style-name="Standard">
      <style:paragraph-properties fo:margin-top="0.42cm" fo:margin-bottom="0.21cm" loext:contextual-spacing="false"/>
    </style:style>
    <style:style style:name="WW-Título212345" style:family="paragraph" style:parent-style-name="Standard">
      <style:paragraph-properties fo:margin-top="0.42cm" fo:margin-bottom="0.21cm" loext:contextual-spacing="false"/>
    </style:style>
    <style:style style:name="WW-Título12345678910111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" style:family="paragraph" style:parent-style-name="Standard">
      <style:paragraph-properties fo:margin-top="0.42cm" fo:margin-bottom="0.21cm" loext:contextual-spacing="false"/>
    </style:style>
    <style:style style:name="WW-Título1123456" style:family="paragraph" style:parent-style-name="Standard">
      <style:paragraph-properties fo:margin-top="0.42cm" fo:margin-bottom="0.21cm" loext:contextual-spacing="false"/>
    </style:style>
    <style:style style:name="WW-Título2123456" style:family="paragraph" style:parent-style-name="Standard">
      <style:paragraph-properties fo:margin-top="0.42cm" fo:margin-bottom="0.21cm" loext:contextual-spacing="false"/>
    </style:style>
    <style:style style:name="WW-Título123456789101112131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" style:family="paragraph" style:parent-style-name="Standard">
      <style:paragraph-properties fo:margin-top="0.42cm" fo:margin-bottom="0.21cm" loext:contextual-spacing="false"/>
    </style:style>
    <style:style style:name="WW-Título11234567" style:family="paragraph" style:parent-style-name="Standard">
      <style:paragraph-properties fo:margin-top="0.42cm" fo:margin-bottom="0.21cm" loext:contextual-spacing="false"/>
    </style:style>
    <style:style style:name="WW-Título21234567" style:family="paragraph" style:parent-style-name="Standard">
      <style:paragraph-properties fo:margin-top="0.42cm" fo:margin-bottom="0.21cm" loext:contextual-spacing="false"/>
    </style:style>
    <style:style style:name="WW-Título1234567891011121314151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" style:family="paragraph" style:parent-style-name="Standard">
      <style:paragraph-properties fo:margin-top="0.42cm" fo:margin-bottom="0.21cm" loext:contextual-spacing="false"/>
    </style:style>
    <style:style style:name="WW-Título112345678" style:family="paragraph" style:parent-style-name="Standard">
      <style:paragraph-properties fo:margin-top="0.42cm" fo:margin-bottom="0.21cm" loext:contextual-spacing="false"/>
    </style:style>
    <style:style style:name="WW-Título212345678" style:family="paragraph" style:parent-style-name="Standard">
      <style:paragraph-properties fo:margin-top="0.42cm" fo:margin-bottom="0.21cm" loext:contextual-spacing="false"/>
    </style:style>
    <style:style style:name="WW-Título12345678910111213141516171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" style:family="paragraph" style:parent-style-name="Standard">
      <style:paragraph-properties fo:margin-top="0.42cm" fo:margin-bottom="0.21cm" loext:contextual-spacing="false"/>
    </style:style>
    <style:style style:name="WW-Título1123456789" style:family="paragraph" style:parent-style-name="Standard">
      <style:paragraph-properties fo:margin-top="0.42cm" fo:margin-bottom="0.21cm" loext:contextual-spacing="false"/>
    </style:style>
    <style:style style:name="WW-Título2123456789" style:family="paragraph" style:parent-style-name="Standard">
      <style:paragraph-properties fo:margin-top="0.42cm" fo:margin-bottom="0.21cm" loext:contextual-spacing="false"/>
    </style:style>
    <style:style style:name="WW-Título123456789101112131415161718192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" style:family="paragraph" style:parent-style-name="Standard">
      <style:paragraph-properties fo:margin-top="0.42cm" fo:margin-bottom="0.21cm" loext:contextual-spacing="false"/>
    </style:style>
    <style:style style:name="WW-Título112345678910" style:family="paragraph" style:parent-style-name="Standard">
      <style:paragraph-properties fo:margin-top="0.42cm" fo:margin-bottom="0.21cm" loext:contextual-spacing="false"/>
    </style:style>
    <style:style style:name="WW-Título212345678910" style:family="paragraph" style:parent-style-name="Standard">
      <style:paragraph-properties fo:margin-top="0.42cm" fo:margin-bottom="0.21cm" loext:contextual-spacing="false"/>
    </style:style>
    <style:style style:name="WW-Título1234567891011121314151617181920212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" style:family="paragraph" style:parent-style-name="Standard">
      <style:paragraph-properties fo:margin-top="0.42cm" fo:margin-bottom="0.21cm" loext:contextual-spacing="false"/>
    </style:style>
    <style:style style:name="WW-Título11234567891011" style:family="paragraph" style:parent-style-name="Standard">
      <style:paragraph-properties fo:margin-top="0.42cm" fo:margin-bottom="0.21cm" loext:contextual-spacing="false"/>
    </style:style>
    <style:style style:name="WW-Título21234567891011" style:family="paragraph" style:parent-style-name="Standard">
      <style:paragraph-properties fo:margin-top="0.42cm" fo:margin-bottom="0.21cm" loext:contextual-spacing="false"/>
    </style:style>
    <style:style style:name="WW-Título123456789101112131415161718192021222324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" style:family="paragraph" style:parent-style-name="Standard">
      <style:paragraph-properties fo:margin-top="0.42cm" fo:margin-bottom="0.21cm" loext:contextual-spacing="false"/>
    </style:style>
    <style:style style:name="WW-Título1123456789101112" style:family="paragraph" style:parent-style-name="Standard">
      <style:paragraph-properties fo:margin-top="0.42cm" fo:margin-bottom="0.21cm" loext:contextual-spacing="false"/>
    </style:style>
    <style:style style:name="WW-Título2123456789101112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" style:family="paragraph" style:parent-style-name="Standard">
      <style:paragraph-properties fo:margin-top="0.42cm" fo:margin-bottom="0.21cm" loext:contextual-spacing="false"/>
    </style:style>
    <style:style style:name="WW-Título112345678910111213" style:family="paragraph" style:parent-style-name="Standard">
      <style:paragraph-properties fo:margin-top="0.42cm" fo:margin-bottom="0.21cm" loext:contextual-spacing="false"/>
    </style:style>
    <style:style style:name="WW-Título212345678910111213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" style:family="paragraph" style:parent-style-name="Standard">
      <style:paragraph-properties fo:margin-top="0.42cm" fo:margin-bottom="0.21cm" loext:contextual-spacing="false"/>
    </style:style>
    <style:style style:name="WW-Título11234567891011121314" style:family="paragraph" style:parent-style-name="Standard">
      <style:paragraph-properties fo:margin-top="0.42cm" fo:margin-bottom="0.21cm" loext:contextual-spacing="false"/>
    </style:style>
    <style:style style:name="WW-Título21234567891011121314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WW-Título12345678910111213141516171819202122232425262728293031" style:family="paragraph" style:parent-style-name="Standard">
      <style:paragraph-properties fo:margin-top="0.42cm" fo:margin-bottom="0.21cm" loext:contextual-spacing="false"/>
    </style:style>
    <style:style style:name="WW-Título1123456789101112131415" style:family="paragraph" style:parent-style-name="Standard">
      <style:paragraph-properties fo:margin-top="0.42cm" fo:margin-bottom="0.21cm" loext:contextual-spacing="false"/>
    </style:style>
    <style:style style:name="WW-Título2123456789101112131415" style:family="paragraph" style:parent-style-name="Standard">
      <style:paragraph-properties fo:margin-top="0.42cm" fo:margin-bottom="0.21cm" loext:contextual-spacing="false"/>
    </style:style>
    <style:style style:name="WW-Título1234567891011121314151617181920212223242526272829303132" style:family="paragraph">
      <style:paragraph-properties fo:text-align="center" style:justify-single-word="false" style:text-autospace="none"/>
      <style:text-properties fo:color="#ffffff" style:text-outline="false" style:text-line-through-style="none" style:text-line-through-type="none" style:font-name="Arial Unicode MS" fo:font-family="'Arial Unicode MS'" style:font-family-generic="swiss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wiss" style:font-pitch-asian="variable" style:font-size-asian="44pt" style:font-style-asian="normal" style:font-weight-asian="normal" style:font-name-complex="Arial Unicode MS" style:font-family-complex="'Arial Unicode MS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1.251cm" style:auto-text-indent="false"/>
    </style:style>
    <style:style style:name="caption" style:family="paragraph" style:parent-style-name="Standard" style:next-style-name="Standard" style:default-outline-level="">
      <style:paragraph-properties fo:margin-left="0cm" fo:margin-right="0cm" fo:text-align="center" style:justify-single-word="false" fo:text-indent="0cm" style:auto-text-indent="false"/>
      <style:text-properties style:font-name="Cambria" fo:font-family="Cambria" style:font-family-generic="roman" style:font-pitch="variable" fo:font-weight="bold" style:font-weight-asian="bold" style:font-size-complex="9pt" style:font-weight-complex="bold"/>
    </style:style>
    <style:style style:name="WW8Num3z0" style:family="text">
      <style:text-properties style:font-name="Symbol" fo:font-family="Symbol" style:font-family-generic="roman" style:font-pitch="variable" style:font-charset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stLabel_20_31" style:display-name="ListLabel 31" style:family="text">
      <style:text-properties style:font-name-complex="Courier New2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-complex="Courier New2" style:font-family-complex="'Courier New'" style:font-family-generic-complex="system" style:font-pitch-complex="variable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291cm" fo:text-indent="-0.635cm" fo:margin-left="2.29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561cm" fo:text-indent="-0.318cm" fo:margin-left="3.56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831cm" fo:text-indent="-0.635cm" fo:margin-left="4.83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101cm" fo:text-indent="-0.635cm" fo:margin-left="6.10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371cm" fo:text-indent="-0.318cm" fo:margin-left="7.37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641cm" fo:text-indent="-0.635cm" fo:margin-left="8.64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9.911cm" fo:text-indent="-0.635cm" fo:margin-left="9.91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181cm" fo:text-indent="-0.318cm" fo:margin-left="11.1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fo:text-indent="-0.635cm" fo:margin-left="0.367cm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fo:text-indent="-0.635cm" fo:margin-left="0.903cm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fo:text-indent="-0.635cm" fo:margin-left="2.173cm"/>
        </style:list-level-properties>
        <style:text-properties style:font-name="Wingdings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fo:text-indent="-0.635cm" fo:margin-left="3.443cm"/>
        </style:list-level-properties>
        <style:text-properties style:font-name="Symbol"/>
      </text:list-level-style-bullet>
      <text:list-level-style-bullet text:level="5" text:style-name="WW8Num3z1" text:bullet-char="o">
        <style:list-level-properties text:list-level-position-and-space-mode="label-alignment">
          <style:list-level-label-alignment text:label-followed-by="listtab" fo:text-indent="-0.635cm" fo:margin-left="4.713cm"/>
        </style:list-level-properties>
        <style:text-properties style:font-name="Courier New1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fo:text-indent="-0.635cm" fo:margin-left="5.983cm"/>
        </style:list-level-properties>
        <style:text-properties style:font-name="Wingdings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fo:text-indent="-0.635cm" fo:margin-left="7.253cm"/>
        </style:list-level-properties>
        <style:text-properties style:font-name="Symbol"/>
      </text:list-level-style-bullet>
      <text:list-level-style-bullet text:level="8" text:style-name="WW8Num3z1" text:bullet-char="o">
        <style:list-level-properties text:list-level-position-and-space-mode="label-alignment">
          <style:list-level-label-alignment text:label-followed-by="listtab" fo:text-indent="-0.635cm" fo:margin-left="8.523cm"/>
        </style:list-level-properties>
        <style:text-properties style:font-name="Courier New1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fo:text-indent="-0.635cm" fo:margin-left="9.7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text:list-tab-stop-position="1.136cm" fo:text-indent="-0.635cm" fo:margin-left="1.13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041cm" fo:text-indent="-0.635cm" fo:margin-left="3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311cm" fo:text-indent="-0.318cm" fo:margin-left="4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581cm" fo:text-indent="-0.635cm" fo:margin-left="5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851cm" fo:text-indent="-0.635cm" fo:margin-left="6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121cm" fo:text-indent="-0.318cm" fo:margin-left="8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391cm" fo:text-indent="-0.635cm" fo:margin-left="9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61cm" fo:text-indent="-0.635cm" fo:margin-left="10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931cm" fo:text-indent="-0.318cm" fo:margin-left="11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1.90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5.71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3" style:num-suffix="o" text:bullet-char="o">
        <style:list-level-properties text:list-level-position-and-space-mode="label-alignment">
          <style:list-level-label-alignment text:label-followed-by="listtab" fo:text-indent="-0.635cm" fo:margin-left="9.527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7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90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17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44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25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34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6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0.801cm" fo:margin-bottom="1.3cm" fo:margin-left="1.501cm" fo:margin-right="1.501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0.801cm" fo:margin-bottom="1.3cm" fo:margin-left="1.501cm" fo:margin-right="1.501cm" style:shadow="none" fo:background-color="transparent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apoleao Nepomuceno</meta:initial-creator>
    <meta:creation-date>2012-05-19T12:39:15</meta:creation-date>
    <meta:editing-cycles>207</meta:editing-cycles>
    <meta:editing-duration>PT23H1M15S</meta:editing-duration>
    <meta:generator>LibreOffice/6.1.5.2$Windows_X86_64 LibreOffice_project/90f8dcf33c87b3705e78202e3df5142b201bd805</meta:generator>
    <dc:date>2020-06-16T17:39:14.260000000</dc:date>
    <meta:document-statistic meta:table-count="0" meta:image-count="0" meta:object-count="0" meta:page-count="4" meta:paragraph-count="72" meta:word-count="1804" meta:character-count="10723" meta:non-whitespace-character-count="8988"/>
  </office:meta>
</office:document-meta>
</file>